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67cm"/>
    </style:style>
    <style:style style:name="co12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number-columns-repeated="5" table:default-cell-style-name="Default"/>
        <table:table-column table:style-name="co12" table:default-cell-style-name="ce15"/>
        <table:table-row table:style-name="ro1">
          <table:table-cell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 table:style-name="ce16" office:value-type="string">
            <text:p>Staus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3"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style-name="ce11" table:formula="of:=([.M3]+[.O3])/([.L3]+[.N3])" office:value-type="float" office:value="38.3808741373644">
            <text:p>38,38</text:p>
          </table:table-cell>
          <table:table-cell office:value-type="string">
            <text:p>PDT ready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3"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style-name="ce11" table:formula="of:=([.M4]+[.O4])/([.L4]+[.N4])" office:value-type="float" office:value="14.8363210044626">
            <text:p>14,84</text:p>
          </table:table-cell>
          <table:table-cell office:value-type="string">
            <text:p>fixing PDT...</text:p>
          </table:table-cell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3"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M5]+[.O5])/([.L5]+[.N5])" office:value-type="float" office:value="6.42338352524358">
            <text:p>6,42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3"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style-name="ce11" table:formula="of:=([.M6]+[.O6])/([.L6]+[.N6])" office:value-type="float" office:value="28.8171900826446">
            <text:p>28,82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3"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style-name="ce11" table:formula="of:=([.M7]+[.O7])/([.L7]+[.N7])" office:value-type="float" office:value="17.0378167641326">
            <text:p>17,04</text:p>
          </table:table-cell>
          <table:table-cell office:value-type="string">
            <text:p>PDT ready</text:p>
          </table:table-cell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3"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style-name="ce11" table:formula="of:=([.M8]+[.O8])/([.L8]+[.N8])" office:value-type="float" office:value="18.1854136429608">
            <text:p>18,19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3"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style-name="ce11" table:formula="of:=([.M9]+[.O9])/([.L9]+[.N9])" office:value-type="float" office:value="17.9039978958443">
            <text:p>17,9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3"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table:style-name="ce8" office:value-type="string">
            <text:p>OK: the license was originally limited to the duration of the shared task; permission to reuse the data for later experiments granted by Prokopis Prokopidis (e-mail to Dan July 1, 2011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office:value-type="float" office:value="2705">
            <text:p>2705</text:p>
          </table:table-cell>
          <table:table-cell office:value-type="float" office:value="65419">
            <text:p>65419</text:p>
          </table:table-cell>
          <table:table-cell office:value-type="float" office:value="197">
            <text:p>197</text:p>
          </table:table-cell>
          <table:table-cell office:value-type="float" office:value="4804">
            <text:p>4804</text:p>
          </table:table-cell>
          <table:table-cell table:style-name="ce11" table:formula="of:=([.M10]+[.O10])/([.L10]+[.N10])" office:value-type="float" office:value="24.1981392143349">
            <text:p>24,2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3"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style-name="ce11" table:formula="of:=([.M11]+[.O11])/([.L11]+[.N11])" office:value-type="float" office:value="24.4142269716593">
            <text:p>24,41</text:p>
          </table:table-cell>
          <table:table-cell office:value-type="string">
            <text:p>working on PDT...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3"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style-name="ce11" table:formula="of:=([.M12]+[.O12])/([.L12]+[.N12])" office:value-type="float" office:value="0">
            <text:p>#DIV/0!</text:p>
          </table:table-cell>
          <table:table-cell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3" office:value-type="string">
            <text:p>et</text:p>
          </table:table-cell>
          <table:table-cell office:value-type="string">
            <text:p>Estonian</text:p>
          </table:table-cell>
          <table:table-cell table:number-columns-repeated="4"/>
          <table:table-cell office:value-type="string">
            <text:p>http://vvv.cs.ut.ee/~kaili/Korpus/puud/</text:p>
          </table:table-cell>
          <table:table-cell table:number-columns-repeated="7"/>
          <table:table-cell table:style-name="ce11"/>
          <table:table-cell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3"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/>
          <table:table-cell table:style-name="ce7" office:value-type="string">
            <text:p>Koldo Gojenola</text:p>
          </table:table-cell>
          <table:table-cell/>
          <table:table-cell table:style-name="ce8" office:value-type="string">
            <text:p>Tentatively OK: research, cite article, do not distribute</text:p>
          </table:table-cell>
          <table:table-cell office:value-type="string">
            <text:p>The original license was limited to the duration of CoNLL 2007 shared task only. In June 2011, Dan got a tentative permission to use the treebank for research (signing a formal license will follow soon), and also a newer and larger version of the treebank. Since most of our treebanks have only one set of test data, I suggest using Basque training+dev data together for training and their test data for testing.</text:p>
          </table:table-cell>
          <table:table-cell table:formula="of:=9094+1010" office:value-type="float" office:value="10104">
            <text:p>10104</text:p>
          </table:table-cell>
          <table:table-cell table:formula="of:=124684+12625" office:value-type="float" office:value="137309">
            <text:p>137309</text:p>
          </table:table-cell>
          <table:table-cell office:value-type="float" office:value="1122">
            <text:p>1122</text:p>
          </table:table-cell>
          <table:table-cell office:value-type="float" office:value="14295">
            <text:p>14295</text:p>
          </table:table-cell>
          <table:table-cell table:style-name="ce11" table:formula="of:=([.M14]+[.O14])/([.L14]+[.N14])" office:value-type="float" office:value="13.5047211829681">
            <text:p>13,5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3" office:value-type="string">
            <text:p>fi</text:p>
          </table:table-cell>
          <table:table-cell office:value-type="string">
            <text:p>Finnish</text:p>
          </table:table-cell>
          <table:table-cell table:number-columns-repeated="2"/>
          <table:table-cell table:style-name="ce8"/>
          <table:table-cell/>
          <table:table-cell table:style-name="ce7" office:value-type="string">
            <text:p>http://bionlp.utu.fi/fintreebank.html</text:p>
          </table:table-cell>
          <table:table-cell/>
          <table:table-cell table:style-name="ce8" office:value-type="string">
            <text:p>OK: Creative Commons Attribution Share-Alike</text:p>
          </table:table-cell>
          <table:table-cell table:style-name="ce14" office:value-type="string">
            <text:p>The original data was not split to training and test. I suggest taking the first 90% for training and the rest for testing.</text:p>
          </table:table-cell>
          <table:table-cell office:value-type="float" office:value="3877">
            <text:p>3877</text:p>
          </table:table-cell>
          <table:table-cell office:value-type="float" office:value="53151">
            <text:p>53151</text:p>
          </table:table-cell>
          <table:table-cell table:style-name="ce14" office:value-type="float" office:value="430">
            <text:p>430</text:p>
          </table:table-cell>
          <table:table-cell table:style-name="ce14" office:value-type="float" office:value="5425">
            <text:p>5425</text:p>
          </table:table-cell>
          <table:table-cell table:style-name="ce11" table:formula="of:=([.M15]+[.O15])/([.L15]+[.N15])" office:value-type="float" office:value="13.6001857441375">
            <text:p>13,6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3"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6]" office:value-type="float" office:value="20636">
            <text:p>20636</text:p>
          </table:table-cell>
          <table:table-cell table:formula="of:=309092-[.O16]" office:value-type="float" office:value="303143">
            <text:p>303143</text:p>
          </table:table-cell>
          <table:table-cell table:style-name="ce14" office:value-type="float" office:value="529">
            <text:p>529</text:p>
          </table:table-cell>
          <table:table-cell table:style-name="ce14" office:value-type="float" office:value="5949">
            <text:p>5949</text:p>
          </table:table-cell>
          <table:table-cell table:style-name="ce11" table:formula="of:=([.M16]+[.O16])/([.L16]+[.N16])" office:value-type="float" office:value="14.6039215686275">
            <text:p>14,6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3"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M17]+[.O17])/([.L17]+[.N17])" office:value-type="float" office:value="21.9254623044097">
            <text:p>21,93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3"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style-name="ce11" table:formula="of:=([.M18]+[.O18])/([.L18]+[.N18])" office:value-type="float" office:value="21.6598692403487">
            <text:p>21,66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3" office:value-type="string">
            <text:p>is</text:p>
          </table:table-cell>
          <table:table-cell office:value-type="string">
            <text:p>Icelandic</text:p>
          </table:table-cell>
          <table:table-cell table:number-columns-repeated="2"/>
          <table:table-cell table:style-name="ce9"/>
          <table:table-cell/>
          <table:table-cell office:value-type="string">
            <text:p>Icelandic Historical Parsed Corpus: Penn-Treebank-style constituency trees. Maybe Nathan could figure out a head-finding algorithm and convert them to dependencies?</text:p>
          </table:table-cell>
          <table:table-cell/>
          <table:table-cell office:value-type="string">
            <text:p>OK: LGPL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3"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style-name="ce11" table:formula="of:=([.M20]+[.O20])/([.L20]+[.N20])" office:value-type="float" office:value="22.7136052396547">
            <text:p>22,7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3"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7" office:value-type="string">
            <text:p>YES: Verbmobil</text:p>
          </table:table-cell>
          <table:table-cell/>
          <table:table-cell table:style-name="ce12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12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style-name="ce11" table:formula="of:=([.M21]+[.O21])/([.L21]+[.N21])" office:value-type="float" office:value="8.85326423703036">
            <text:p>8,8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3"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7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22]" office:value-type="float" office:value="3157">
            <text:p>3157</text:p>
          </table:table-cell>
          <table:table-cell table:formula="of:=53143-[.O22]" office:value-type="float" office:value="48354">
            <text:p>48354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4789">
            <text:p>4789</text:p>
          </table:table-cell>
          <table:table-cell table:style-name="ce11" table:formula="of:=([.M22]+[.O22])/([.L22]+[.N22])" office:value-type="float" office:value="15.3017564065649">
            <text:p>15,3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3"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style-name="ce11" table:formula="of:=([.M23]+[.O23])/([.L23]+[.N23])" office:value-type="float" office:value="14.6089552238806">
            <text:p>14,6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3"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style-name="ce11" table:formula="of:=([.M24]+[.O24])/([.L24]+[.N24])" office:value-type="float" office:value="22.7102254514371">
            <text:p>22,7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3" office:value-type="string">
            <text:p>ro</text:p>
          </table:table-cell>
          <table:table-cell office:value-type="string">
            <text:p>Romanian</text:p>
          </table:table-cell>
          <table:table-cell/>
          <table:table-cell table:style-name="ce8"/>
          <table:table-cell table:number-columns-repeated="2"/>
          <table:table-cell office:value-type="string">
            <text:p>http://www.phobos.ro/roric/texts/xml/</text:p>
          </table:table-cell>
          <table:table-cell table:number-columns-repeated="7"/>
          <table:table-cell table:style-name="ce11"/>
          <table:table-cell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3"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gor Boguslavskij</text:p>
          </table:table-cell>
          <table:table-cell table:style-name="ce13"/>
          <table:table-cell office:value-type="string">
            <text:p>OK: research, let Igor know about interesting results</text:p>
          </table:table-cell>
          <table:table-cell table:style-name="ce14" office:value-type="string">
            <text:p>Dan got in 2006 a copy from Igor Boguslavskij and promised to let him know about interesting outcomes. David Mareček and Natalija Kljueva have something called Syntagrus – is it the same thing? The original data was not split to training and test. I suggest taking one file (Vyzhivshij_kamikadze, 402 sentences, 4244 tokens) and making it the test data, while the rest would serve for training.</text:p>
          </table:table-cell>
          <table:table-cell table:formula="of:=3263-[.N26]" office:value-type="float" office:value="2861">
            <text:p>2861</text:p>
          </table:table-cell>
          <table:table-cell table:formula="of:=48975-[.O26]" office:value-type="float" office:value="44731">
            <text:p>44731</text:p>
          </table:table-cell>
          <table:table-cell table:style-name="ce14" office:value-type="float" office:value="402">
            <text:p>402</text:p>
          </table:table-cell>
          <table:table-cell table:style-name="ce14" office:value-type="float" office:value="4244">
            <text:p>4244</text:p>
          </table:table-cell>
          <table:table-cell table:style-name="ce11" table:formula="of:=([.M26]+[.O26])/([.L26]+[.N26])" office:value-type="float" office:value="15.0091939932577">
            <text:p>15,0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3"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style-name="ce11" table:formula="of:=([.M27]+[.O27])/([.L27]+[.N27])" office:value-type="float" office:value="18.150826446281">
            <text:p>18,1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3"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style-name="ce11" table:formula="of:=([.M28]+[.O28])/([.L28]+[.N28])" office:value-type="float" office:value="17.2445980229201">
            <text:p>17,24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3"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style-name="ce11" table:formula="of:=([.M29]+[.O29])/([.L29]+[.N29])" office:value-type="float" office:value="15.9683333333333">
            <text:p>15,97</text:p>
          </table:table-cell>
          <table:table-cell office:value-type="string">
            <text:p>PDT ready?</text:p>
          </table:table-cell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3"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M30]+[.O30])/([.L30]+[.N30])" office:value-type="float" office:value="3.94620689655172">
            <text:p>3,9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3"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style-name="ce11" table:formula="of:=([.M31]+[.O31])/([.L31]+[.N31])" office:value-type="float" office:value="11.743049705139">
            <text:p>11,74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3"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8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style-name="ce11" table:formula="of:=([.M32]+[.O32])/([.L32]+[.N32])" office:value-type="float" office:value="0">
            <text:p>#DIV/0!</text:p>
          </table:table-cell>
          <table:table-cell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1.07.2011</text:date>, <text:time>15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7-01T15:44:19.89</dc:date>
    <dc:creator>Daniel Zeman</dc:creator>
    <meta:editing-duration>P1DT2H48M18S</meta:editing-duration>
    <meta:editing-cycles>60</meta:editing-cycles>
    <meta:generator>OpenOffice.org/3.3$Win32 OpenOffice.org_project/330m20$Build-9567</meta:generator>
    <meta:document-statistic meta:table-count="2" meta:cell-count="481" meta:object-count="0"/>
  </office:meta>
</office:document-meta>
</file>